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oductActivity-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oductActivity">
            <text:p>ProductActivity</text:p>
          </table:table-cell>
          <table:table-cell table:style-name="ce7" office:value-type="string" office:string-value="Product Activity. Details">
            <text:p>Product Activity. Details</text:p>
          </table:table-cell>
          <table:table-cell table:style-name="ce7" office:value-type="string" office:string-value=""/>
          <table:table-cell table:style-name="ce7" office:value-type="string" office:string-value="Product Activity">
            <text:p>Product Activity</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reporting the movement of goods at specified retail locations for inventory tracking purposes.">
            <text:p>A document reporting the movement of goods at specified retail locations for inventory tracking purposes.</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lan">
            <text:p>Pla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Product Activity. UBL Version Identifier. Identifier">
            <text:p>Product Activity. UBL Version Identifier. Identifier</text:p>
          </table:table-cell>
          <table:table-cell table:style-name="ce8" office:value-type="string" office:string-value=""/>
          <table:table-cell office:value-type="string" table:style-name="ce8" office:string-value="Product Activity">
            <text:p>Product Activity</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Product Activity. Customization Identifier. Identifier">
            <text:p>Product Activity. Customization Identifier. Identifier</text:p>
          </table:table-cell>
          <table:table-cell table:style-name="ce8" office:value-type="string" office:string-value=""/>
          <table:table-cell office:value-type="string" table:style-name="ce8" office:string-value="Product Activity">
            <text:p>Product Activity</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Product Activity. Profile Identifier. Identifier">
            <text:p>Product Activity. Profile Identifier. Identifier</text:p>
          </table:table-cell>
          <table:table-cell table:style-name="ce8" office:value-type="string" office:string-value=""/>
          <table:table-cell office:value-type="string" table:style-name="ce8" office:string-value="Product Activity">
            <text:p>Product Activity</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Product Activity. Profile Execution Identifier. Identifier">
            <text:p>Product Activity. Profile Execution Identifier. Identifier</text:p>
          </table:table-cell>
          <table:table-cell table:style-name="ce8" office:value-type="string" office:string-value=""/>
          <table:table-cell office:value-type="string" table:style-name="ce8" office:string-value="Product Activity">
            <text:p>Product Activity</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Product Activity. Identifier">
            <text:p>Product Activity. Identifier</text:p>
          </table:table-cell>
          <table:table-cell table:style-name="ce8" office:value-type="string" office:string-value=""/>
          <table:table-cell office:value-type="string" table:style-name="ce8" office:string-value="Product Activity">
            <text:p>Product Activity</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Product Acvtivity Number">
            <text:p>Product Acvtivity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Product Activity. Copy_ Indicator. Indicator">
            <text:p>Product Activity. Copy_ Indicator. Indicator</text:p>
          </table:table-cell>
          <table:table-cell table:style-name="ce8" office:value-type="string" office:string-value=""/>
          <table:table-cell office:value-type="string" table:style-name="ce8" office:string-value="Product Activity">
            <text:p>Product Activity</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Product Activity. UUID. Identifier">
            <text:p>Product Activity. UUID. Identifier</text:p>
          </table:table-cell>
          <table:table-cell table:style-name="ce8" office:value-type="string" office:string-value=""/>
          <table:table-cell office:value-type="string" table:style-name="ce8" office:string-value="Product Activity">
            <text:p>Product Activity</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Product Activity. Issue Date. Date">
            <text:p>Product Activity. Issue Date. Date</text:p>
          </table:table-cell>
          <table:table-cell table:style-name="ce8" office:value-type="string" office:string-value=""/>
          <table:table-cell office:value-type="string" table:style-name="ce8" office:string-value="Product Activity">
            <text:p>Product Activity</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office:value-type="string" table:style-name="ce8" office:string-value="Activity Date">
            <text:p>Activity Date</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Product Activity. Issue Time. Time">
            <text:p>Product Activity. Issue Time. Time</text:p>
          </table:table-cell>
          <table:table-cell table:style-name="ce8" office:value-type="string" office:string-value=""/>
          <table:table-cell office:value-type="string" table:style-name="ce8" office:string-value="Product Activity">
            <text:p>Product Activity</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Product Activity. Note. Text">
            <text:p>Product Activity. Note. Text</text:p>
          </table:table-cell>
          <table:table-cell table:style-name="ce8" office:value-type="string" office:string-value=""/>
          <table:table-cell office:value-type="string" table:style-name="ce8" office:string-value="Product Activity">
            <text:p>Product Activity</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8" office:string-value="Product Activity. Document_ Currency Code. Code">
            <text:p>Product Activity. Document_ Currency Code. Code</text:p>
          </table:table-cell>
          <table:table-cell table:style-name="ce8" office:value-type="string" office:string-value=""/>
          <table:table-cell office:value-type="string" table:style-name="ce8" office:string-value="Product Activity">
            <text:p>Product Activity</text:p>
          </table:table-cell>
          <table:table-cell office:value-type="string" table:style-name="ce8" office:string-value="Document">
            <text:p>Document</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3]&lt;&gt;&quot;&quot;;CONCATENATE([.F13];&quot; &quot;;[.G13]);[.G13])"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3]&lt;&gt;&quot;&quot;;CONCATENATE([.J13];&quot;_ &quot;;[.I13];&quot;. Type&quot;);CONCATENATE([.I13];&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ActivityPeriod">
            <text:p>ActivityPeriod</text:p>
          </table:table-cell>
          <table:table-cell table:style-name="ce9" office:value-type="string" office:string-value="Product Activity. Activity_ Period. Period">
            <text:p>Product Activity. Activity_ Period. Period</text:p>
          </table:table-cell>
          <table:table-cell table:style-name="ce9" office:value-type="string" office:string-value=""/>
          <table:table-cell table:style-name="ce9" office:value-type="string" office:string-value="Product Activity">
            <text:p>Product Activity</text:p>
          </table:table-cell>
          <table:table-cell table:style-name="ce9" office:value-type="string" office:string-value="Activity">
            <text:p>Activity</text:p>
          </table:table-cell>
          <table:table-cell table:style-name="ce9" office:value-type="string" office:string-value=""/>
          <table:table-cell table:style-name="ce9" office:value-type="string" office:string-value=""/>
          <table:table-cell table:style-name="ce9" table:formula="of:=[.M14]"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eriod covered by this Product Activity report.">
            <text:p>The period covered by this Product Activity repor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9" office:value-type="string" office:string-value="Product Activity. Document Reference">
            <text:p>Product Activity. Document Reference</text:p>
          </table:table-cell>
          <table:table-cell table:style-name="ce9" office:value-type="string" office:string-value=""/>
          <table:table-cell table:style-name="ce9" office:value-type="string" office:string-value="Product Activity">
            <text:p>Product Activity</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9" office:value-type="string" office:string-value="Product Activity. Signature">
            <text:p>Product Activity. Signature</text:p>
          </table:table-cell>
          <table:table-cell table:style-name="ce9" office:value-type="string" office:string-value=""/>
          <table:table-cell table:style-name="ce9" office:value-type="string" office:string-value="Product Activity">
            <text:p>Product Activity</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9" office:value-type="string" office:string-value="Product Activity. Sender_ Party. Party">
            <text:p>Product Activity. Sender_ Party. Party</text:p>
          </table:table-cell>
          <table:table-cell table:style-name="ce9" office:value-type="string" office:string-value=""/>
          <table:table-cell table:style-name="ce9" office:value-type="string" office:string-value="Product Activity">
            <text:p>Product Activity</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ender of the Product Activity.">
            <text:p>The sender of the Product Activi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9" office:value-type="string" office:string-value="Product Activity. Receiver_ Party. Party">
            <text:p>Product Activity. Receiver_ Party. Party</text:p>
          </table:table-cell>
          <table:table-cell table:style-name="ce9" office:value-type="string" office:string-value=""/>
          <table:table-cell table:style-name="ce9" office:value-type="string" office:string-value="Product Activity">
            <text:p>Product Activity</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8]"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receiver of the Product Activity.">
            <text:p>The receiver of the Product Activi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upplyChainActivityDataLine">
            <text:p>SupplyChainActivityDataLine</text:p>
          </table:table-cell>
          <table:table-cell table:style-name="ce9" office:value-type="string" office:string-value="Product Activity. Supply Chain_ Activity Data Line. Activity Data Line">
            <text:p>Product Activity. Supply Chain_ Activity Data Line. Activity Data Line</text:p>
          </table:table-cell>
          <table:table-cell table:style-name="ce9" office:value-type="string" office:string-value=""/>
          <table:table-cell table:style-name="ce9" office:value-type="string" office:string-value="Product Activity">
            <text:p>Product Activity</text:p>
          </table:table-cell>
          <table:table-cell table:style-name="ce9" office:value-type="string" office:string-value="Supply Chain">
            <text:p>Supply Chain</text:p>
          </table:table-cell>
          <table:table-cell table:style-name="ce9" office:value-type="string" office:string-value=""/>
          <table:table-cell table:style-name="ce9" office:value-type="string" office:string-value=""/>
          <table:table-cell table:style-name="ce9" table:formula="of:=[.M19]" office:value-type="string" office:string-value="Activity Data Line">
            <text:p>Activity Data Line</text:p>
          </table:table-cell>
          <table:table-cell table:style-name="ce9" office:value-type="string" office:string-value="Activity Data Line">
            <text:p>Activity Data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Activity Data Line">
            <text:p>Activity Data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describing the movement of goods to a specific location.">
            <text:p>A line describing the movement of goods to a specific loc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